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OpenSymbol" svg:font-family="OpenSymbol"/>
    <style:font-face style:name="Times New Roman1" svg:font-family="'Times New Roman'"/>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justify" style:justify-single-word="false"/>
      <style:text-properties fo:font-size="12pt" fo:language="en" fo:country="US" fo:font-weight="normal"/>
    </style:style>
    <style:style style:name="P2" style:family="paragraph" style:parent-style-name="Normal">
      <style:paragraph-properties fo:text-align="justify" style:justify-single-word="false"/>
      <style:text-properties fo:font-size="12pt" fo:language="en" fo:country="US"/>
    </style:style>
    <style:style style:name="P3" style:family="paragraph" style:parent-style-name="Normal">
      <style:paragraph-properties fo:text-align="justify" style:justify-single-word="false"/>
      <style:text-properties fo:font-size="12pt" fo:language="en" fo:country="US" fo:font-weight="bold"/>
    </style:style>
    <style:style style:name="P4" style:family="paragraph" style:parent-style-name="Normal">
      <style:paragraph-properties fo:text-align="center" style:justify-single-word="false"/>
      <style:text-properties fo:font-size="18pt" fo:language="en" fo:country="US" fo:font-weight="bold"/>
    </style:style>
    <style:style style:name="P5" style:family="paragraph" style:parent-style-name="Normal">
      <style:paragraph-properties fo:text-align="justify" style:justify-single-word="false"/>
      <style:text-properties fo:language="en" fo:country="US"/>
    </style:style>
    <style:style style:name="P6" style:family="paragraph" style:parent-style-name="Text_20_body">
      <style:paragraph-properties fo:text-align="justify" style:justify-single-word="false"/>
      <style:text-properties fo:color="#000000" style:font-name="Times New Roman1" fo:font-size="12pt" fo:language="en" fo:country="US" fo:font-weight="normal"/>
    </style:style>
    <style:style style:name="P7" style:family="paragraph" style:parent-style-name="Text_20_body">
      <style:paragraph-properties fo:text-align="justify" style:justify-single-word="false"/>
      <style:text-properties fo:language="en" fo:country="US"/>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style:font-name="Times New Roman1" fo:font-size="12pt" fo:language="en" fo:country="US" fo:font-weight="normal"/>
    </style:style>
    <style:style style:name="P10" style:family="paragraph" style:parent-style-name="Text_20_body">
      <style:paragraph-properties fo:margin-left="0cm" fo:margin-right="0cm" fo:margin-top="0cm" fo:margin-bottom="0.212cm" fo:line-height="100%" fo:text-align="justify" style:justify-single-word="false" fo:text-indent="0cm" style:auto-text-indent="false" style:writing-mode="lr-tb"/>
      <style:text-properties fo:language="en" fo:country="US"/>
    </style:style>
    <style:style style:name="P11" style:family="paragraph" style:parent-style-name="Normal">
      <style:paragraph-properties fo:text-align="justify" style:justify-single-word="false"/>
      <style:text-properties fo:font-size="12pt" fo:language="en" fo:country="US"/>
    </style:style>
    <style:style style:name="T1" style:family="text">
      <style:text-properties fo:font-weight="normal"/>
    </style:style>
    <style:style style:name="T2" style:family="text">
      <style:text-properties fo:font-weight="bold"/>
    </style:style>
    <style:style style:name="T3" style:family="text">
      <style:text-properties fo:font-size="12pt" fo:language="en" fo:country="US" fo:font-weight="bold"/>
    </style:style>
    <style:style style:name="T4" style:family="text">
      <style:text-properties fo:font-size="12pt" fo:language="en" fo:country="US" fo:font-weight="normal"/>
    </style:style>
    <style:style style:name="T5" style:family="text">
      <style:text-properties fo:font-size="12pt" fo:font-weight="bold"/>
    </style:style>
    <style:style style:name="T6" style:family="text">
      <style:text-properties fo:font-size="12pt" fo:font-weight="normal"/>
    </style:style>
    <style:style style:name="T7" style:family="text">
      <style:text-properties fo:color="#000000"/>
    </style:style>
    <style:style style:name="T8" style:family="text">
      <style:text-properties fo:color="#000000" fo:font-weight="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4">Turtle Graphics</text:p>
        <text:p text:style-name="P2"/>
        <text:p text:style-name="P2"/>
        <text:p text:style-name="P2">------- Comments over the assignments ------</text:p>
        <text:p text:style-name="P2"/>
        <text:p text:style-name="P2">We had trouble having everything working so there is no parallelization. We thought about combining the two lists of actions of the two programs and then print them but we need to figure how to go through that new list because we use 2 actions each time to compute the changes between them.</text:p>
        <text:p text:style-name="P2">We tried to implement the pause feature but the computer where we tried it does not show the window with each line being drown one by one so we are not sure if it works.<text:line-break/>For show and hide turtle, we did not implement the graphical part of it because we had to deal with other problems.</text:p>
        <text:p text:style-name="P2"/>
        <text:p text:style-name="P2"/>
        <text:p text:style-name="P2"/>
        <text:p text:style-name="P3">Question<text:span text:style-name="T1"> : Can you use the lifespan command to define the example?</text:span></text:p>
        <text:p text:style-name="P5"/>
        <text:p text:style-name="P5">With the lifespan command, we make the turtle move until it dies. We need to update the size before each forward and spread the new value.</text:p>
        <text:p text:style-name="P5"/>
        <text:p text:style-name="P5"/>
        <text:p text:style-name="P3">Question <text:span text:style-name="T1">: What definition of time do you use (what can a turtle achieve in a single time unit)?</text:span></text:p>
        <text:p text:style-name="P3"/>
        <text:p text:style-name="P1">We consider that a turtle can achieve one movement :</text:p>
        <text:p text:style-name="P1">- forward 1</text:p>
        <text:p text:style-name="P1">- right x, where x is a value for the angle</text:p>
        <text:p text:style-name="P1"/>
        <text:p text:style-name="P1">Because backward and left use the functions forward and right, the time used is the same.</text:p>
        <text:p text:style-name="P1"/>
        <text:p text:style-name="P1"/>
        <text:p text:style-name="P1"><text:span text:style-name="T2">Questions </text:span>: What happens after a parallel composition finishes? Is your parallel composition commutative, is it associative? (To answer this question you must first define what it means for programs to be equal) What happens if a turtle runs forever only turning left in parallel with another turtle running the spiral example? Does your textual interface handle this situation correctly, if not - how would you fix it?</text:p>
        <text:p text:style-name="P1"/>
        <text:p text:style-name="P1">After a parallel composition, one turtle will disappear. That means that programs can be defined as equal if the current turtles are the same for the two of them. Therefore, lunching “p &lt;|&gt; q” will not be equal to “q &lt;|&gt; p”</text:p>
        <text:p text:style-name="P1">The textual interface when it find the pattern indicating that the program has to run forever only says the program will continue. Therefore, there is no big problem with that.</text:p>
        <text:p text:style-name="P1"/>
        <text:p text:style-name="P1"/>
        <text:p text:style-name="P1"><text:span text:style-name="T2">Question </text:span>: can your graphical interface handle infinite programs if they contain regular pauses?</text:p>
        <text:p text:style-name="P1"/>
        <text:p text:style-name="P1">Unfortunately we were not able to try it correctly and the try we gave to an infinite program resulted in a system crash because the program used all the memory.</text:p>
        <text:p text:style-name="P1"/>
        <text:p text:style-name="P1"/>
        <text:p text:style-name="P7"><text:span text:style-name="T5">Question</text:span><text:span text:style-name="T6"> : Did you use a shallow or a deep embedding, or a combination? Why? Discuss in a detailed manner how you would have implemented the Program type if you had chosen the other </text:span><text:soft-page-break/><text:span text:style-name="T6">approach. What would have been easier/more difficult?</text:span></text:p>
        <text:p text:style-name="P6">We are currently using shallow embedding. In fact, we began by a deep one, to train ourselves, but we learnt the Haskell by using mainly functions, so we switched to a shallow embedding to work quicker. A use of the deep embedding would probably have been easier over the function, because we have to work with pattern matching, which is a bit redundant. But in the other hand, that would have been more complicated, at least for us, to define the different functions and datatypes.</text:p>
        <text:p text:style-name="P10"/>
        <text:p text:style-name="P9"><text:span text:style-name="T8">Question</text:span><text:span text:style-name="T7"> : What changes did you have to make to your program to implement the extensions? Do you think you could have avoided some of these by having chosen a different library design from the start?</text:span></text:p>
        <text:p text:style-name="P6">We had trouble finding the good way to first implement the language. We needed quite big changes to add some features. For some, it was only some more informations in our structures, for some, like the pause feature, we needed to change the way ta function was implemented.</text:p>
        <text:p text:style-name="P10"/>
        <text:p text:style-name="P6"><text:span text:style-name="T2">Question</text:span> : Compare the usability of your embedding against a custom-made implementation of a turtle language with dedicated syntax and interpreters. How easy is it to write programs in your embedded language compared to a dedicated language? What are the advantages and disadvantages of your embedding?</text:p>
        <text:p text:style-name="P6">We need to create more tool for making our embedding as competitive as a custom-made implementation with dedicated syntax and interpreters. Creating a program with our language is not totally easy, we need to think a bit how to create the combine the operations. But because it's embedding, changing the core of our language do not interfere with the rest. Moreover it is easier to add features.</text:p>
        <text:p text:style-name="P7"/>
        <text:p text:style-name="P7"><text:span text:style-name="T5">Question</text:span><text:span text:style-name="T6"> : </text:span>Compare the ease of implementation of your embedding against a custom-made implementation. How easy was it to implement the language and extensions in your embedded language compared to a dedicated language? What are the advantages/disadvantages of your embedding?</text:p>
        <text:p text:style-name="P7">A custom-made implementation requires more work because of the other tools needed for making the language working. The extensions were somewhat easy to implement because the basics of the language are the same and we reuse that. Moreover, the whole implementation is hidden to the outside so we can change everything without changing how the programs work.<text:line-break/>But our embedding has some lake for easily combine programs or creating them from scratch. We have some kind of binding functions but they are not easy to use.</text:p>
        <text:p text:style-name="P7"/>
        <text:p text:style-name="P8"><text:span text:style-name="T3">Question</text:span><text:span text:style-name="T4"> : </text:span>In what way have you used the following programming language features: higher-order functions, laziness, polymorphism?</text:p>
        <text:p text:style-name="P8">We probably can use some higher-order functions but we were not able to create some. We understand the idea of laziness in Haskell but we are not able of using it efficiently. Some part of our implementation can probably be improved with polymorphism, for example we use arguments of function as tuple : (Int, Float, Color), but Int and Float are Numerals so we can probably change a bit as : num a =&gt; (a, Colo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OpenSymbol" svg:font-family="OpenSymbol"/>
    <style:font-face style:name="Times New Roman1" svg:font-family="'Times New Roman'"/>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212cm" fo:margin-bottom="0.212cm"/>
      <style:text-properties fo:font-size="12pt" fo:font-style="italic"/>
    </style:style>
    <style:style style:name="Normal" style:family="paragraph">
      <style:paragraph-properties style:writing-mode="lr-tb"/>
      <style:text-properties style:font-name="Times New Roman1" fo:font-size="12pt" fo:language="en" fo:country="US"/>
    </style:style>
    <style:style style:name="Heading" style:family="paragraph" style:parent-style-name="Normal"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Normal" style:class="text">
      <style:paragraph-properties fo:margin-top="0cm" fo:margin-bottom="0.212cm"/>
    </style:style>
    <style:style style:name="Bullet_20_Symbols_5f_text" style:display-name="Bullet Symbols_text" style:family="text">
      <style:text-properties style:font-name="OpenSymbol"/>
    </style:style>
    <style:style style:name="Bullet_20_Symbols_5f_text_5f_text" style:display-name="Bullet Symbols_text_text" style:family="text">
      <style:text-properties style:font-name="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3-02-06T19:35:17</meta:creation-date>
    <dc:date>2013-02-24T22:48:55</dc:date>
    <meta:editing-duration>PT2H25M57S</meta:editing-duration>
    <meta:editing-cycles>19</meta:editing-cycles>
    <meta:document-statistic meta:table-count="0" meta:image-count="0" meta:object-count="0" meta:page-count="2" meta:paragraph-count="26" meta:word-count="941" meta:character-count="5422"/>
  </office:meta>
</office:document-meta>
</file>